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onsumerEndpoint.setSsl( SslParameters s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getDefaultM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setDefaultMep( URI defaultM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process( MessageExchange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HttpConsumerEndpoint.HttpConsumerEndpoint( ServiceUnit serviceUnit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sumerEndpoint.setAuthMethod( String auth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setLocationURI( String location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ConsumerEndpoint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handleStaticResource( HttpServletRequest request , HttpServletResponse respons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HttpConsumerEndpoin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sumerEndpoint.sendAccepted( MessageExchange exchange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loadStatic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ConsumerEndpoint.sendOut( MessageExchange exchange , NormalizedMessage outMsg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HttpConsumerEndpoint( Default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process( HttpServletRequest request , HttpServletResponse respons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HttpConsumerEndpoint.getSs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HttpConsumer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getServer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sumerEndpoint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ConsumerEndpoint.setMarshaler( HttpConsumer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sendFault( MessageExchange exchange , Fault fault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get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addResource( String path , Object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sendError( MessageExchange exchange , Exception error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de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ConsumerEndpoint.createExchange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ConsumerEndpoint.getAuth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sumerEndpoint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